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tituzionali<text:line-break/><text:line-break/><text:bookmark text:name="OBJ_PREFIX_DWT77_com_zimbra_url"/><text:bookmark text:name="OBJ_PREFIX_DWT97_com_zimbra_url"/><text:a xlink:type="simple" xlink:href="http://www.globalchange.gov/climate-change" office:target-frame-name="_blank" xlink:show="new" text:style-name="Internet_20_link" text:visited-style-name="Visited_20_Internet_20_Link">http://www.globalchange.gov/climate-change</text:a><text:line-break/><text:bookmark text:name="OBJ_PREFIX_DWT78_com_zimbra_url"/><text:bookmark text:name="OBJ_PREFIX_DWT98_com_zimbra_url"/><text:a xlink:type="simple" xlink:href="https://www.fbi.gov/" office:target-frame-name="_blank" xlink:show="new" text:style-name="Internet_20_link" text:visited-style-name="Visited_20_Internet_20_Link">https://www.fbi.gov/</text:a><text:line-break/><text:bookmark text:name="OBJ_PREFIX_DWT79_com_zimbra_url"/><text:bookmark text:name="OBJ_PREFIX_DWT99_com_zimbra_url"/><text:a xlink:type="simple" xlink:href="http://www.academie-renseignement.gouv.fr/communaute.html" office:target-frame-name="_blank" xlink:show="new" text:style-name="Internet_20_link" text:visited-style-name="Visited_20_Internet_20_Link">http://www.academie-renseignement.gouv.fr/communaute.html</text:a><text:line-break/><text:bookmark text:name="OBJ_PREFIX_DWT80_com_zimbra_url"/><text:bookmark text:name="OBJ_PREFIX_DWT100_com_zimbra_url"/><text:a xlink:type="simple" xlink:href="https://www.intelligencecareers.gov/icmembers.html" office:target-frame-name="_blank" xlink:show="new" text:style-name="Internet_20_link" text:visited-style-name="Visited_20_Internet_20_Link">https://www.intelligencecareers.gov/icmembers.html</text:a><text:line-break/><text:bookmark text:name="OBJ_PREFIX_DWT81_com_zimbra_url"/><text:bookmark text:name="OBJ_PREFIX_DWT101_com_zimbra_url"/><text:a xlink:type="simple" xlink:href="http://www.sicurezzanazionale.gov.it/sisr.nsf/index.html" office:target-frame-name="_blank" xlink:show="new" text:style-name="Internet_20_link" text:visited-style-name="Visited_20_Internet_20_Link">http://www.sicurezzanazionale.gov.it/sisr.nsf/index.html</text:a><text:line-break/><text:bookmark text:name="OBJ_PREFIX_DWT82_com_zimbra_url"/><text:bookmark text:name="OBJ_PREFIX_DWT102_com_zimbra_url"/><text:a xlink:type="simple" xlink:href="http://www.governo.it/" office:target-frame-name="_blank" xlink:show="new" text:style-name="Internet_20_link" text:visited-style-name="Visited_20_Internet_20_Link">http://www.governo.it/</text:a><text:line-break/><text:bookmark text:name="OBJ_PREFIX_DWT83_com_zimbra_url"/><text:bookmark text:name="OBJ_PREFIX_DWT103_com_zimbra_url"/><text:a xlink:type="simple" xlink:href="http://www.president.ir/en/" office:target-frame-name="_blank" xlink:show="new" text:style-name="Internet_20_link" text:visited-style-name="Visited_20_Internet_20_Link">http://www.president.ir/en/</text:a><text:line-break/><text:bookmark text:name="OBJ_PREFIX_DWT84_com_zimbra_url"/><text:bookmark text:name="OBJ_PREFIX_DWT104_com_zimbra_url"/><text:a xlink:type="simple" xlink:href="https://www.gov.uk/" office:target-frame-name="_blank" xlink:show="new" text:style-name="Internet_20_link" text:visited-style-name="Visited_20_Internet_20_Link">https://www.gov.uk/</text:a><text:line-break/><text:bookmark text:name="OBJ_PREFIX_DWT85_com_zimbra_url"/><text:bookmark text:name="OBJ_PREFIX_DWT105_com_zimbra_url"/><text:a xlink:type="simple" xlink:href="http://www.maroc.ma/en" office:target-frame-name="_blank" xlink:show="new" text:style-name="Internet_20_link" text:visited-style-name="Visited_20_Internet_20_Link">http://www.maroc.ma/en</text:a><text:line-break/><text:bookmark text:name="OBJ_PREFIX_DWT86_com_zimbra_url"/><text:bookmark text:name="OBJ_PREFIX_DWT106_com_zimbra_url"/><text:a xlink:type="simple" xlink:href="http://www.pm.gov.tn/pm/content/index.php?lang=en" office:target-frame-name="_blank" xlink:show="new" text:style-name="Internet_20_link" text:visited-style-name="Visited_20_Internet_20_Link">http://www.pm.gov.tn/pm/content/index.php?lang=en</text:a><text:line-break/><text:line-break/>umanitari<text:line-break/><text:line-break/><text:bookmark text:name="OBJ_PREFIX_DWT87_com_zimbra_url"/><text:bookmark text:name="OBJ_PREFIX_DWT107_com_zimbra_url"/><text:a xlink:type="simple" xlink:href="http://sea-eye.org/it/" office:target-frame-name="_blank" xlink:show="new" text:style-name="Internet_20_link" text:visited-style-name="Visited_20_Internet_20_Link">http://sea-eye.org/it/</text:a><text:line-break/><text:bookmark text:name="OBJ_PREFIX_DWT88_com_zimbra_url"/><text:bookmark text:name="OBJ_PREFIX_DWT108_com_zimbra_url"/><text:a xlink:type="simple" xlink:href="https://www.savethechildren.it/" office:target-frame-name="_blank" xlink:show="new" text:style-name="Internet_20_link" text:visited-style-name="Visited_20_Internet_20_Link">https://www.savethechildren.it/</text:a><text:line-break/><text:bookmark text:name="OBJ_PREFIX_DWT89_com_zimbra_url"/><text:bookmark text:name="OBJ_PREFIX_DWT109_com_zimbra_url"/><text:a xlink:type="simple" xlink:href="http://www.medicisenzafrontiere.it/" office:target-frame-name="_blank" xlink:show="new" text:style-name="Internet_20_link" text:visited-style-name="Visited_20_Internet_20_Link">http://www.medicisenzafrontiere.it/</text:a><text:line-break/><text:bookmark text:name="OBJ_PREFIX_DWT90_com_zimbra_url"/><text:bookmark text:name="OBJ_PREFIX_DWT110_com_zimbra_url"/><text:a xlink:type="simple" xlink:href="https://sea-watch.org/en/" office:target-frame-name="_blank" xlink:show="new" text:style-name="Internet_20_link" text:visited-style-name="Visited_20_Internet_20_Link">https://sea-watch.org/en/</text:a><text:line-break/><text:bookmark text:name="OBJ_PREFIX_DWT91_com_zimbra_url"/><text:bookmark text:name="OBJ_PREFIX_DWT111_com_zimbra_url"/><text:a xlink:type="simple" xlink:href="https://www.lifeboatproject.eu/" office:target-frame-name="_blank" xlink:show="new" text:style-name="Internet_20_link" text:visited-style-name="Visited_20_Internet_20_Link">https://www.lifeboatproject.eu/</text:a><text:line-break/><text:bookmark text:name="OBJ_PREFIX_DWT92_com_zimbra_url"/><text:bookmark text:name="OBJ_PREFIX_DWT112_com_zimbra_url"/><text:a xlink:type="simple" xlink:href="https://jugendrettet.org/en/" office:target-frame-name="_blank" xlink:show="new" text:style-name="Internet_20_link" text:visited-style-name="Visited_20_Internet_20_Link">https://jugendrettet.org/en/</text:a><text:line-break/><text:line-break/>--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9:13.591000000</meta:creation-date>
    <dc:date>2018-09-26T13:39:32.008000000</dc:date>
    <meta:editing-duration>PT18S</meta:editing-duration>
    <meta:editing-cycles>1</meta:editing-cycles>
    <meta:document-statistic meta:table-count="0" meta:image-count="0" meta:object-count="0" meta:page-count="1" meta:paragraph-count="1" meta:word-count="19" meta:character-count="583" meta:non-whitespace-character-count="560"/>
    <meta:generator>LibreOffice/5.4.1.2$Windows_x86 LibreOffice_project/ea7cb86e6eeb2bf3a5af73a8f7777ac570321527</meta:generator>
  </office:meta>
</office:document-meta>
</file>